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dcd" officeooo:paragraph-rsid="000cedcd"/>
    </style:style>
    <style:style style:name="P2" style:family="paragraph" style:parent-style-name="Standard">
      <style:text-properties officeooo:rsid="000de4a6" officeooo:paragraph-rsid="000de4a6"/>
    </style:style>
    <style:style style:name="P3" style:family="paragraph" style:parent-style-name="Standard">
      <style:text-properties officeooo:rsid="000cedcd" officeooo:paragraph-rsid="000cedcd"/>
    </style:style>
    <style:style style:name="P4" style:family="paragraph" style:parent-style-name="Standard">
      <style:text-properties officeooo:rsid="0010f5cc" officeooo:paragraph-rsid="0010f5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MO DE ENERGÍA EN VIVIENDA PROMEDIO:</text:p>
      <text:p text:style-name="P1"/>
      <text:p text:style-name="P1">Para una vivienda promedio país de 77 m2 construida antes del año 2000, es decir sin aislación térmica En base a una demanda energética de: 10.210 kWh/año</text:p>
      <text:p text:style-name="P1"/>
      <text:p text:style-name="P1"/>
      <text:p text:style-name="P4">Definicion de eficiencia energética de enel<text:line-break/><text:a xlink:type="simple" xlink:href="https://www.eneldistribucion.cl/la-compania/que-es-eficiencia-energetica" text:style-name="Internet_20_link" text:visited-style-name="Visited_20_Internet_20_Link">https://www.eneldistribucion.cl/la-compania/que-es-eficiencia-energetica</text:a></text:p>
      <text:p text:style-name="P4"/>
      <text:p text:style-name="P4">presentacion de la calificacion energética de las viviendas:</text:p>
      <text:p text:style-name="P4"><text:a xlink:type="simple" xlink:href="http://calificacionenergetica.minvu.cl/media/Presentación-Calificación-Energética-de-Viviendas-Abril-2015.pdf" text:style-name="Internet_20_link" text:visited-style-name="Visited_20_Internet_20_Link">http://calificacionenergetica.minvu.cl/media/Presentaci%C3%B3n-Calificaci%C3%B3n-Energ%C3%A9tica-de-Viviendas-Abril-2015.pdf</text:a></text:p>
      <text:p text:style-name="P4"/>
      <text:p text:style-name="P4">tipos de calificaciones :</text:p>
      <text:p text:style-name="P4"><text:a xlink:type="simple" xlink:href="http://www.calificacionenergetica.cl/tipos-de-calificacion/" text:style-name="Internet_20_link" text:visited-style-name="Visited_20_Internet_20_Link">http://www.calificacionenergetica.cl/tipos-de-calificacion/</text:a></text:p>
      <text:p text:style-name="P4"/>
      <text:p text:style-name="P4">requisitos para la calificacion energética:</text:p>
      <text:p text:style-name="P4"><text:a xlink:type="simple" xlink:href="http://www.calificacionenergetica.cl/requisitos-para-participar-en-proceso-de-acreditacion/" text:style-name="Internet_20_link" text:visited-style-name="Visited_20_Internet_20_Link">http://www.calificacionenergetica.cl/requisitos-para-participar-en-proceso-de-acreditacion/</text:a></text:p>
      <text:p text:style-name="P4"/>
      <text:p text:style-name="P4">manual de procedimientos para vivientas para calificacion energética:</text:p>
      <text:p text:style-name="P4"><text:a xlink:type="simple" xlink:href="http://calificacionenergetica.minvu.cl/media/Resolución-Ex.-7250-15.11.16-aprueba-manual-CEV.pdf" text:style-name="Internet_20_link" text:visited-style-name="Visited_20_Internet_20_Link">http://calificacionenergetica.minvu.cl/media/Resoluci%C3%B3n-Ex.-7250-15.11.16-aprueba-manual-CEV.pdf</text:a></text:p>
      <text:p text:style-name="P4"/>
      <text:p text:style-name="P4">calificacion energética en el país:</text:p>
      <text:p text:style-name="P4"><text:a xlink:type="simple" xlink:href="http://www.calificacionenergetica.cl/media/Informe_General_30102015-1.pdf" text:style-name="Internet_20_link" text:visited-style-name="Visited_20_Internet_20_Link">http://www.calificacionenergetica.cl/media/Informe_General_30102015-1.pdf</text:a></text:p>
      <text:p text:style-name="P4"/>
      <text:p text:style-name="P4"/>
      <text:p text:style-name="P4">estudio de energía distrital en chile:</text:p>
      <text:p text:style-name="P4"><text:a xlink:type="simple" xlink:href="http://www.energia.gob.cl/sites/default/files/politicas_publicas_en_eficiencia_energetica_para_calefaccion_residencial_y_cogeneracion_-_carolina_aguayo_minenergia.pdf" text:style-name="Internet_20_link" text:visited-style-name="Visited_20_Internet_20_Link">http://www.energia.gob.cl/sites/default/files/politicas_publicas_en_eficiencia_energetica_para_calefaccion_residencial_y_cogeneracion_-_carolina_aguayo_minenergia.pdf</text:a></text:p>
      <text:p text:style-name="P4"/>
      <text:p text:style-name="P4"/>
      <text:p text:style-name="P1"/>
      <text:p text:style-name="P1"/>
      <text:p text:style-name="P2">CERTIFICACION LEED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8:50:13.102646380</meta:creation-date>
    <dc:date>2018-07-27T17:24:22.232105730</dc:date>
    <meta:editing-duration>PT1H20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84" meta:character-count="1213" meta:non-whitespace-character-count="1145"/>
  </office:meta>
</office:document-meta>
</file>